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ff0000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93cm" svg:height="0.421cm" svg:x="10.439cm" svg:y="14.749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41:03.816594155</meta:creation-date>
    <dc:date>2018-03-16T15:42:01.091762753</dc:date>
    <meta:editing-duration>PT5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